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7a7f" officeooo:paragraph-rsid="000a7f04"/>
    </style:style>
    <style:style style:name="P2" style:family="paragraph" style:parent-style-name="Standard">
      <style:text-properties officeooo:rsid="00177a7f" officeooo:paragraph-rsid="000dd959"/>
    </style:style>
    <style:style style:name="P3" style:family="paragraph" style:parent-style-name="Standard">
      <style:paragraph-properties fo:text-align="center" style:justify-single-word="false"/>
      <style:text-properties fo:font-size="20pt" officeooo:rsid="00177a7f" officeooo:paragraph-rsid="000a7f04" style:font-size-asian="20pt" style:font-size-complex="20pt"/>
    </style:style>
    <style:style style:name="P4" style:family="paragraph" style:parent-style-name="Standard">
      <style:text-properties fo:font-size="15pt" fo:font-weight="bold" officeooo:rsid="00177a7f" officeooo:paragraph-rsid="000a7f04" style:font-size-asian="15pt" style:font-weight-asian="bold" style:font-size-complex="15pt" style:font-weight-complex="bold"/>
    </style:style>
    <style:style style:name="P5" style:family="paragraph" style:parent-style-name="Standard">
      <style:text-properties style:text-underline-style="solid" style:text-underline-width="auto" style:text-underline-color="font-color" officeooo:rsid="00177a7f" officeooo:paragraph-rsid="000a7f04"/>
    </style:style>
    <style:style style:name="P6" style:family="paragraph" style:parent-style-name="Standard">
      <style:text-properties style:text-underline-style="solid" style:text-underline-width="auto" style:text-underline-color="font-color" officeooo:rsid="00177a7f" officeooo:paragraph-rsid="000dd959"/>
    </style:style>
    <style:style style:name="P7" style:family="paragraph" style:parent-style-name="Standard">
      <style:text-properties officeooo:rsid="000a7f04" officeooo:paragraph-rsid="000a7f04"/>
    </style:style>
    <style:style style:name="P8" style:family="paragraph" style:parent-style-name="Standard">
      <style:text-properties style:text-underline-style="none" officeooo:rsid="000f0be7" officeooo:paragraph-rsid="000f0be7"/>
    </style:style>
    <style:style style:name="P9" style:family="paragraph" style:parent-style-name="Standard">
      <style:text-properties style:text-underline-style="none" officeooo:rsid="00106c7c" officeooo:paragraph-rsid="00106c7c"/>
    </style:style>
    <style:style style:name="P10" style:family="paragraph" style:parent-style-name="Standard">
      <style:text-properties style:text-underline-style="none" officeooo:rsid="001215b3" officeooo:paragraph-rsid="001215b3"/>
    </style:style>
    <style:style style:name="P11" style:family="paragraph" style:parent-style-name="Standard">
      <style:text-properties officeooo:rsid="000f0be7" officeooo:paragraph-rsid="000f0be7"/>
    </style:style>
    <style:style style:name="P12" style:family="paragraph" style:parent-style-name="Standard">
      <style:text-properties officeooo:rsid="00106c7c" officeooo:paragraph-rsid="00106c7c"/>
    </style:style>
    <style:style style:name="P13" style:family="paragraph" style:parent-style-name="Standard">
      <style:text-properties officeooo:rsid="001215b3" officeooo:paragraph-rsid="001215b3"/>
    </style:style>
    <style:style style:name="P14" style:family="paragraph" style:parent-style-name="Standard">
      <style:text-properties officeooo:rsid="001215b3" officeooo:paragraph-rsid="001215b3"/>
    </style:style>
    <style:style style:name="P15" style:family="paragraph" style:parent-style-name="Standard">
      <style:text-properties officeooo:rsid="0016dc71" officeooo:paragraph-rsid="0016dc71"/>
    </style:style>
    <style:style style:name="P16" style:family="paragraph" style:parent-style-name="Standard">
      <style:text-properties officeooo:rsid="0016dc71" officeooo:paragraph-rsid="001854dd"/>
    </style:style>
    <style:style style:name="P17" style:family="paragraph" style:parent-style-name="Standard">
      <style:text-properties fo:font-size="15pt" fo:font-weight="bold" officeooo:rsid="00190e39" officeooo:paragraph-rsid="00190e39" style:font-size-asian="13.1000003814697pt" style:font-weight-asian="bold" style:font-size-complex="15pt" style:font-weight-complex="bold"/>
    </style:style>
    <style:style style:name="P18" style:family="paragraph" style:parent-style-name="Standard">
      <style:text-properties fo:font-size="15pt" fo:font-weight="bold" officeooo:rsid="00190e39" officeooo:paragraph-rsid="00190e39" style:font-size-asian="15pt" style:font-weight-asian="bold" style:font-size-complex="15pt" style:font-weight-complex="bold"/>
    </style:style>
    <style:style style:name="P19" style:family="paragraph" style:parent-style-name="Standard">
      <style:text-properties fo:font-size="12pt" fo:font-weight="normal" officeooo:rsid="00190e39" officeooo:paragraph-rsid="00190e39" style:font-size-asian="10.5pt" style:font-weight-asian="normal" style:font-size-complex="12pt" style:font-weight-complex="normal"/>
    </style:style>
    <style:style style:name="P20" style:family="paragraph" style:parent-style-name="Standard">
      <style:text-properties fo:font-size="12pt" fo:font-weight="normal" officeooo:rsid="00190e39" officeooo:paragraph-rsid="001949a0" style:font-size-asian="10.5pt" style:font-weight-asian="normal" style:font-size-complex="12pt" style:font-weight-complex="normal"/>
    </style:style>
    <style:style style:name="P21" style:family="paragraph" style:parent-style-name="Standard">
      <style:text-properties fo:font-size="12pt" fo:font-weight="normal" officeooo:rsid="001aaddd" officeooo:paragraph-rsid="001aaddd" style:font-size-asian="10.5pt" style:font-weight-asian="normal" style:font-size-complex="12pt" style:font-weight-complex="normal"/>
    </style:style>
    <style:style style:name="P22" style:family="paragraph" style:parent-style-name="Standard">
      <style:text-properties fo:font-size="12pt" fo:font-weight="bold" officeooo:rsid="001949a0" officeooo:paragraph-rsid="001949a0" style:font-size-asian="10.5pt" style:font-weight-asian="bold" style:font-size-complex="12pt" style:font-weight-complex="bold"/>
    </style:style>
    <style:style style:name="P23" style:family="paragraph" style:parent-style-name="Standard">
      <style:text-properties officeooo:rsid="00177a7f" officeooo:paragraph-rsid="000dd959"/>
    </style:style>
    <style:style style:name="T1" style:family="text">
      <style:text-properties officeooo:rsid="000a7f04"/>
    </style:style>
    <style:style style:name="T2" style:family="text">
      <style:text-properties officeooo:rsid="000c2ca6"/>
    </style:style>
    <style:style style:name="T3" style:family="text">
      <style:text-properties officeooo:rsid="000dd959"/>
    </style:style>
    <style:style style:name="T4" style:family="text">
      <style:text-properties officeooo:rsid="00106c7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officeooo:rsid="001854dd"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06c7c" style:font-weight-asian="bold" style:font-weight-complex="bold"/>
    </style:style>
    <style:style style:name="T9" style:family="text">
      <style:text-properties fo:font-weight="bold" officeooo:rsid="001854dd" style:font-weight-asian="bold" style:font-weight-complex="bold"/>
    </style:style>
    <style:style style:name="T10" style:family="text">
      <style:text-properties fo:font-weight="bold" officeooo:rsid="001949a0" style:font-weight-asian="bold" style:font-weight-complex="bold"/>
    </style:style>
    <style:style style:name="T11" style:family="text">
      <style:text-properties officeooo:rsid="001215b3"/>
    </style:style>
    <style:style style:name="T12" style:family="text">
      <style:text-properties officeooo:rsid="0013ba58"/>
    </style:style>
    <style:style style:name="T13" style:family="text">
      <style:text-properties officeooo:rsid="001854dd"/>
    </style:style>
    <style:style style:name="T14" style:family="text">
      <style:text-properties fo:font-weight="normal" style:font-weight-asian="normal" style:font-weight-complex="normal"/>
    </style:style>
    <style:style style:name="T15" style:family="text">
      <style:text-properties fo:font-weight="normal" officeooo:rsid="001854dd" style:font-weight-asian="normal" style:font-weight-complex="normal"/>
    </style:style>
    <style:style style:name="T16" style:family="text">
      <style:text-properties officeooo:rsid="001949a0"/>
    </style:style>
    <style:style style:name="T17" style:family="text">
      <style:text-properties officeooo:rsid="001aaddd"/>
    </style:style>
    <style:style style:name="T18" style:family="text">
      <style:text-properties officeooo:rsid="001bb7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Práctica 1</text:p>
      <text:p text:style-name="P3">Creación de un <text:span text:style-name="T1">cliente</text:span> IRC</text:p>
      <text:p text:style-name="P4">Introducción</text:p>
      <text:p text:style-name="P1">El objetivo de <text:span text:style-name="T1">la segunda</text:span> práctica es diseñar en C un <text:span text:style-name="T1">cliente</text:span> IRC para el intercambio de mensajes de texto, siguiendo, <text:span text:style-name="T1">como se ha hecho anteriormente </text:span>lo descrito <text:span text:style-name="T1">los RFC y utilizando como guia HEXCHAT y XCHAT</text:span>.</text:p>
      <text:p text:style-name="P1"><text:span text:style-name="T1">El cliente </text:span><text:s/>debe ser capaz <text:span text:style-name="T1">tener varios canales abiertos, mantener conversaciones con otros usuarios conectados al mismo servidor y además, debe implementar el envío seguro de ficheros y el envío <text:s/>de audio</text:span>.</text:p>
      <text:p text:style-name="P7">Para poder levar a cabo todos estos requisitos, crearemos hilos para la <text:span text:style-name="T17">recepción</text:span> de mensajes enviados por otros usuarios. A la hora de enviar un fichero/audio procederemos de la misma manera, crearemos un hilo de <text:span text:style-name="T17">envío</text:span>/<text:span text:style-name="T17">recepción</text:span> de datos que <text:span text:style-name="T17">permitirá</text:span> mantener el resto de funcionalidades activas mientras se <text:span text:style-name="T17">envía.</text:span></text:p>
      <text:p text:style-name="P7"/>
      <text:p text:style-name="P1"><text:span text:style-name="T1">Al igual que en la practica anterior, t</text:span>odas las funciones a implementar estarán organizadas en una librería con el fin de facilitar el trabajo para el resto de prácticas, con su man correspondiente.</text:p>
      <text:p text:style-name="P1"/>
      <text:p text:style-name="P4">Diseño</text:p>
      <text:p text:style-name="P1">El programa contiene los siguientes módulos:</text:p>
      <text:p text:style-name="P1">● <text:span text:style-name="T18">xchat2</text:span>.c: <text:span text:style-name="T1">Este es el modulo principal, tal y como se solicitaba, se implementaron todas las funciones que en el aparecían. Más adelante entraremos en detalles pero ahora destacamos el main. En el seteamos la funcionalidad del cliente e inicializamos los parámetros SSL en caso de ser necesario. </text:span></text:p>
      <text:p text:style-name="P1">● <text:span text:style-name="T2">messages</text:span>.c: <text:span text:style-name="T3">En este modulo se implementan las funciones que reaccionan a los mensajes del servidor. Se procesan estos mensajes y se realizan los cambios oportunos. De esta forma se consigue interactuar con el servidor de manera fidedigna y que el cliente sepa en todo momento el estado real del servidor, pudiendo reflejarselo al usuario.</text:span></text:p>
      <text:p text:style-name="P2">● <text:span text:style-name="T3">userCommand</text:span>.c: En este módulo se encuentran las funciones <text:span text:style-name="T3">que invoca el usuario al realizar un comando (“/XXX”). La funcionalidad de este modulo se basa en recibir lo solicitado por el usuario, y traducirlo para que el servidor puedo manejar dicha información una vez la reciba.</text:span></text:p>
      <text:p text:style-name="P2"/>
      <text:p text:style-name="P4">Funcionalidad IRC</text:p>
      <text:p text:style-name="P6">Funciones relacionadas con los <text:span text:style-name="T2">messages</text:span>:</text:p>
      <text:p text:style-name="P8">Todas las funciones de este modulo reciben como <text:span text:style-name="T11">único</text:span> <text:span text:style-name="T11">parámetro</text:span> el mensaje que el servidor le <text:span text:style-name="T18">envío</text:span> al cliente.</text:p>
      <text:p text:style-name="P8">Dado a que el funcionamiento de todas las funciones es similar aquí mencionamos algunas de las más significativas.</text:p>
      <text:p text:style-name="P8"/>
      <text:p text:style-name="P9">Por cuestiones de <text:span text:style-name="T5">implementación</text:span> cabe destacar <text:span text:style-name="T7">msgWelcome</text:span>. <text:s/>Dado que para implementarlo de manera eficaz utilizamos expresiones regulares.</text:p>
      <text:p text:style-name="P9">Por cuestiones de <text:span text:style-name="T5">funcionalidad</text:span> cabe mencionar <text:span text:style-name="T7">msgPrivmsg</text:span> dado que es gracias a ella a la que es posible mandar ficheros y audio <text:span text:style-name="T12">como se explica a continuación.</text:span></text:p>
      <text:p text:style-name="P8"/>
      <text:p text:style-name="P8">Ademas destacamos que hay varios comandos de usuario cuyas respuestas se traducen en varias funciones de este modulo. Esto se debe a que cada uno de los mensajes que <text:span text:style-name="T11">envía</text:span> el servidor se corresponde con un numero y es el parseo de cada uno de esos mensajes lo que se trabaja en este modulo. <text:span text:style-name="T4">Es el caso de comandos como </text:span><text:span text:style-name="T8">WHOIS</text:span><text:span text:style-name="T4"> o de mensajes del servidor como </text:span><text:span text:style-name="T8">MOTD</text:span><text:span text:style-name="T4">.</text:span></text:p>
      <text:p text:style-name="P8"/>
      <text:p text:style-name="P12"/>
      <text:p text:style-name="P11"><text:soft-page-break/></text:p>
      <text:p text:style-name="P5">Funciones relacionadas con comandos <text:span text:style-name="T4">de usuario</text:span>:</text:p>
      <text:p text:style-name="P9">Todas las funciones reciben como <text:span text:style-name="T11">parámetro</text:span> una cadena en el formato especificado en el RFC que deben seguir los clientes y una estructura SSL para implementar <text:span text:style-name="T11">también</text:span> el <text:span text:style-name="T11">envío</text:span> seguro de mensajes.</text:p>
      <text:p text:style-name="P10">Se han implementado los comandos básicos que necesita un cliente IRC para considerarse funcional: Names, List, Join, Nick, Whois, Privmsg, Mode, Kick, Part, Quit, Away, Back <text:s/>y Topic.</text:p>
      <text:p text:style-name="P10"/>
      <text:p text:style-name="P10">Se decidió implementar estos dado que es la misma lista que se implemento en el servidor y de esta forma podemos lograr una completa interacción entre ellos.</text:p>
      <text:p text:style-name="P1"/>
      <text:p text:style-name="P1"/>
      <text:p text:style-name="P17">Ficheros</text:p>
      <text:p text:style-name="P13"/>
      <text:p text:style-name="P15">Para implementar el <text:span text:style-name="T18">envío</text:span> de ficheros se han seguido las indicaciones de Moodle.</text:p>
      <text:p text:style-name="P15"/>
      <text:p text:style-name="P15">Todo el protocolo se ha realizado encapsulado en PRIVMSG. Esto permite que el servidor no tenga que implementar nueva funcionalidad. Las funciones implementadas se han modularizado en files.c.</text:p>
      <text:p text:style-name="P15">Se han creado 3 funciones, <text:s/><text:span text:style-name="T7">fileDialog</text:span>, <text:span text:style-name="T7">fileSender</text:span>, <text:span text:style-name="T7">fileReceiver</text:span>.</text:p>
      <text:p text:style-name="P15"/>
      <text:p text:style-name="P16"><text:span text:style-name="T9">F</text:span><text:span text:style-name="T7">ileDialog</text:span> <text:span text:style-name="T13">se encarga de </text:span>realizar el <text:span text:style-name="T5">handShake</text:span> previo a la transmisión del fichero. Esta <text:span text:style-name="T13">función</text:span> es llamada tras recibir un <text:span text:style-name="T13">código</text:span> especial en PRIVMSG como se especifica en Moodle y se encarga de crear un hilo con el que conectarse al emisor y recibir datos mientras mantiene toda la funcionalidad del cliente activa. </text:p>
      <text:p text:style-name="P15"/>
      <text:p text:style-name="P15"><text:span text:style-name="T13">Aquí</text:span> hemos de comentar que no nos ha sido posible conectarnos al otro extremo de la <text:span text:style-name="T13">comunicación</text:span> si no era escribiendo la IP del emisor en el <text:span text:style-name="T13">código.</text:span></text:p>
      <text:p text:style-name="P15"/>
      <text:p text:style-name="P16"><text:span text:style-name="T7">FileSender </text:span><text:span text:style-name="T15">intenta establecer una conexión durante un periodo de 30s. Si salta dicho </text:span><text:span text:style-name="T6">timeout</text:span><text:span text:style-name="T15"> se cesa el intento de conexión con el extremo receptor.</text:span></text:p>
      <text:p text:style-name="P16"><text:span text:style-name="T15"/></text:p>
      <text:p text:style-name="P16"><text:span text:style-name="T9">FileReceiver </text:span><text:span text:style-name="T15">se encarga de recibir el fichero, para la cual debe haber recibido correctamente el path donde escribir los datos y abre un descriptor con ese nombre. Posteriormente recibe mediante un bucle todos los datos enviados a través del sockect especificado anteriormente.</text:span></text:p>
      <text:p text:style-name="P15"/>
      <text:p text:style-name="P15"/>
      <text:p text:style-name="P18">Audio</text:p>
      <text:p text:style-name="P18"/>
      <text:p text:style-name="P19">Para el envio de audio hemos decidido seguir un esquema similar al implementado para el envio de ficheros.</text:p>
      <text:p text:style-name="P19"/>
      <text:p text:style-name="P20">Se han implementado 3 funciones dentro de audio.c : <text:span text:style-name="T7">audioChat</text:span>, <text:span text:style-name="T7">audioSend </text:span>y <text:span text:style-name="T7">audioRecv.</text:span></text:p>
      <text:p text:style-name="P19"/>
      <text:p text:style-name="P19"><text:span text:style-name="T7">AudioChat </text:span>realiza la <text:s/>etapa inicial, en la que se pide inicializar la conexión. En esta etapa volvemos a recurrir a PRIVMSG para encapsular la peticion. Tras esto crea un hilo que sera e encargado de enviar <text:span text:style-name="T16">o recibir </text:span><text:s/>el audio.</text:p>
      <text:p text:style-name="P19"/>
      <text:p text:style-name="P22">AudioSend <text:span text:style-name="T14">se encarga de enviar el audio, para ello inicializa un socket y si todo a ido correctamente graba el audio hasta que se presione el boton de parar. Una vez hecho esto se manda un mensaje especial en el que pone STOP. Para finalizar cierra el socket abierto y el hilo que tiene esta funcion.</text:span></text:p>
      <text:p text:style-name="P22"><text:span text:style-name="T14"/></text:p>
      <text:p text:style-name="P22"><text:soft-page-break/><text:span text:style-name="T14"/></text:p>
      <text:p text:style-name="P22"><text:span text:style-name="T14"/></text:p>
      <text:p text:style-name="P20"><text:span text:style-name="T10">A</text:span><text:span text:style-name="T7">udioRecv </text:span><text:span text:style-name="T16">sigue un esquema similar a la función anterior, abre un socket, lee todos los datos hasta procesar el mensaje de STOP y tras esto cierra el socket y elimina el hilo en el que se esta ejecutando.</text:span></text:p>
      <text:p text:style-name="P20"/>
      <text:p text:style-name="P21">Cabe mencionar que del mismo modo que en el envío de ficheros, es necesario en el audio escribir la IP en el código para que funcione correctamente.</text:p>
      <text:p text:style-name="P13"/>
      <text:p text:style-name="P1"/>
      <text:p text:style-name="P4">Conclusiones técnicas</text:p>
      <text:p text:style-name="P1"/>
      <text:p text:style-name="P1"/>
      <text:p text:style-name="P4">Conclusiones personales</text:p>
      <text:p text:style-name="P13">Una vez más, el inicio resulto ser duro. Nos habiamos acostumbrado a como se trabaja en la implementacion del servidor.</text:p>
      <text:p text:style-name="P13">Pensamos, que al contrario que en la practica anterior, las funciones tienen todas un nivel de dificultad similar, sin contar la implementacion del envio de audio y de ficheros, en lo que nos hemos visto con varios problemas. El mas dificil de todos, lidiar con NAT, como ya se comenta arria no hemo sido capaces de comunicarnos entre ordenadores a no ser que escribiesemos a mano las IP.!!!!!!!!!!!!!!!!!!!!!!!!!!!!!!!!!!!!!!!!!!!!!!!!!!!!!!!!!!!!!!!!!!!!!!!!!!!!!!!</text:p>
      <text:p text:style-name="P13">Nos gustaria decir que a pesar de que se nota la disminucion de carga de trabajo en comparacion con la practica anterior, donde implementabamos el servidor, no es suficiente el periodo de dos semanas en las que se pretendia que implementasemos todo para la practica opcional.</text:p>
      <text:p text:style-name="P13"/>
      <text:p text:style-name="P13"/>
      <text:p text:style-name="P13">¿Bug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18:45:14.635812780</meta:creation-date>
    <dc:date>2017-05-07T14:29:34.042543610</dc:date>
    <meta:editing-duration>PT8M4S</meta:editing-duration>
    <meta:editing-cycles>2</meta:editing-cycles>
    <meta:generator>LibreOffice/5.1.6.2$Linux_X86_64 LibreOffice_project/10m0$Build-2</meta:generator>
    <meta:document-statistic meta:table-count="0" meta:image-count="0" meta:object-count="0" meta:page-count="3" meta:paragraph-count="44" meta:word-count="1093" meta:character-count="6692" meta:non-whitespace-character-count="5634"/>
  </office:meta>
</office:document-meta>
</file>